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ns1="urn:oasis:names:tc:opendocument:xmlns:style:1.0" xmlns:ns2="urn:oasis:names:tc:opendocument:xmlns:svg-compatible:1.0" xmlns:ns3="urn:oasis:names:tc:opendocument:xmlns:xsl-fo-compatible:1.0" xmlns:ns5="urn:oasis:names:tc:opendocument:xmlns:datastyle:1.0" xmlns:ns6="urn:org:documentfoundation:names:experimental:calc:xmlns:calcext:1.0" xmlns:office="urn:oasis:names:tc:opendocument:xmlns:office:1.0" xmlns:table="urn:oasis:names:tc:opendocument:xmlns:table:1.0" xmlns:text="urn:oasis:names:tc:opendocument:xmlns:text:1.0" office:version="1.3">
  <office:scripts/>
  <office:font-face-decls>
    <ns1:font-face ns1:name="DejaVu Sans" ns2:font-family="'DejaVu Sans'" ns1:font-family-generic="system" ns1:font-pitch="variable"/>
    <ns1:font-face ns1:name="Liberation Sans" ns2:font-family="'Liberation Sans'" ns1:font-family-generic="swiss" ns1:font-pitch="variable"/>
    <ns1:font-face ns1:name="Liberation Serif" ns2:font-family="'Liberation Serif'" ns1:font-family-generic="roman" ns1:font-pitch="variable"/>
    <ns1:font-face ns1:name="Noto Sans" ns2:font-family="'Noto Sans'" ns1:font-family-generic="system" ns1:font-pitch="variable"/>
    <ns1:font-face ns1:name="Noto Sans CJK SC" ns2:font-family="'Noto Sans CJK SC'" ns1:font-family-generic="system" ns1:font-pitch="variable"/>
    <ns1:font-face ns1:name="Noto Sans Devanagari" ns2:font-family="'Noto Sans Devanagari'" ns1:font-family-generic="system" ns1:font-pitch="variable"/>
  </office:font-face-decls>
  <office:automatic-styles>
    <ns1:style ns1:name="co1" ns1:family="table-column">
      <ns1:table-column-properties ns3:break-before="auto" ns1:column-width="2.258cm"/>
    </ns1:style>
    <ns1:style ns1:name="co2" ns1:family="table-column">
      <ns1:table-column-properties ns3:break-before="auto" ns1:column-width="2.709cm"/>
    </ns1:style>
    <ns1:style ns1:name="co3" ns1:family="table-column">
      <ns1:table-column-properties ns3:break-before="auto" ns1:column-width="2.233cm"/>
    </ns1:style>
    <ns1:style ns1:name="ro1" ns1:family="table-row">
      <ns1:table-row-properties ns1:row-height="0.452cm" ns3:break-before="auto" ns1:use-optimal-row-height="true"/>
    </ns1:style>
    <ns1:style ns1:name="ro2" ns1:family="table-row">
      <ns1:table-row-properties ns1:row-height="0.841cm" ns3:break-before="auto" ns1:use-optimal-row-height="true"/>
    </ns1:style>
    <ns1:style ns1:name="ro3" ns1:family="table-row">
      <ns1:table-row-properties ns1:row-height="1.632cm" ns3:break-before="auto" ns1:use-optimal-row-height="true"/>
    </ns1:style>
    <ns1:style ns1:name="ro4" ns1:family="table-row">
      <ns1:table-row-properties ns1:row-height="2.027cm" ns3:break-before="auto" ns1:use-optimal-row-height="true"/>
    </ns1:style>
    <ns1:style ns1:name="ro5" ns1:family="table-row">
      <ns1:table-row-properties ns1:row-height="1.236cm" ns3:break-before="auto" ns1:use-optimal-row-height="true"/>
    </ns1:style>
    <ns1:style ns1:name="ta1" ns1:family="table" ns1:master-page-name="Default">
      <ns1:table-properties table:display="true" ns1:writing-mode="lr-tb"/>
    </ns1:style>
    <ns5:text-style ns1:name="N100">
      <ns5:text-content/>
    </ns5:text-style>
    <ns1:style ns1:name="ce1" ns1:family="table-cell" ns1:parent-style-name="Default">
      <ns1:table-cell-properties ns3:background-color="#3465a4" ns3:wrap-option="wrap"/>
      <ns1:text-properties ns1:use-window-font-color="true" ns1:text-outline="false" ns1:text-line-through-style="none" ns1:text-line-through-type="none" ns1:font-name="Liberation Serif" ns3:font-size="10pt" ns3:language="fr" ns3:country="FR" ns3:font-style="normal" ns3:text-shadow="none" ns1:text-underline-style="none" ns3:font-weight="bold" ns1:text-underline-mode="continuous" ns1:text-overline-mode="continuous" ns1:text-line-through-mode="continuous" ns1:font-name-asian="DejaVu Sans" ns1:font-size-asian="10pt" ns1:language-asian="zh" ns1:country-asian="CN" ns1:font-style-asian="normal" ns1:font-weight-asian="normal" ns1:font-name-complex="DejaVu Sans" ns1:font-size-complex="10pt" ns1:language-complex="hi" ns1:country-complex="IN" ns1:font-style-complex="normal" ns1:font-weight-complex="normal" ns1:text-emphasize="none" ns1:font-relief="none" ns1:text-overline-style="none" ns1:text-overline-color="font-color"/>
    </ns1:style>
    <ns1:style ns1:name="ce2" ns1:family="table-cell" ns1:parent-style-name="Default">
      <ns1:table-cell-properties ns3:wrap-option="wrap"/>
      <ns1:text-properties ns1:use-window-font-color="true" ns1:text-outline="false" ns1:text-line-through-style="none" ns1:text-line-through-type="none" ns1:font-name="Liberation Serif" ns3:font-size="10pt" ns3:language="fr" ns3:country="FR" ns3:font-style="normal" ns3:text-shadow="none" ns1:text-underline-style="none" ns3:font-weight="bold" ns1:text-underline-mode="continuous" ns1:text-overline-mode="continuous" ns1:text-line-through-mode="continuous" ns1:font-name-asian="DejaVu Sans" ns1:font-size-asian="10pt" ns1:language-asian="zh" ns1:country-asian="CN" ns1:font-style-asian="normal" ns1:font-weight-asian="normal" ns1:font-name-complex="DejaVu Sans" ns1:font-size-complex="10pt" ns1:language-complex="hi" ns1:country-complex="IN" ns1:font-style-complex="normal" ns1:font-weight-complex="normal" ns1:text-emphasize="none" ns1:font-relief="none" ns1:text-overline-style="none" ns1:text-overline-color="font-color"/>
    </ns1:style>
    <ns1:style ns1:name="ce8" ns1:family="table-cell" ns1:parent-style-name="Default">
      <ns1:table-cell-properties ns3:background-color="#3465a4"/>
    </ns1:style>
    <ns1:style ns1:name="ce3" ns1:family="table-cell" ns1:parent-style-name="Default">
      <ns1:table-cell-properties ns3:wrap-option="wrap"/>
      <ns1:text-properties ns1:use-window-font-color="true" ns1:text-outline="false" ns1:text-line-through-style="none" ns1:text-line-through-type="none" ns1:font-name="Liberation Serif" ns3:font-size="10pt" ns3:language="fr" ns3:country="FR" ns3:font-style="normal" ns3:text-shadow="none" ns1:text-underline-style="none" ns3:font-weight="normal" ns1:text-underline-mode="continuous" ns1:text-overline-mode="continuous" ns1:text-line-through-mode="continuous" ns1:font-name-asian="DejaVu Sans" ns1:font-size-asian="10pt" ns1:language-asian="zh" ns1:country-asian="CN" ns1:font-style-asian="normal" ns1:font-weight-asian="normal" ns1:font-name-complex="DejaVu Sans" ns1:font-size-complex="10pt" ns1:language-complex="hi" ns1:country-complex="IN" ns1:font-style-complex="normal" ns1:font-weight-complex="normal" ns1:text-emphasize="none" ns1:font-relief="none" ns1:text-overline-style="none" ns1:text-overline-color="font-color"/>
    </ns1:style>
    <ns1:style ns1:name="ce4" ns1:family="table-cell" ns1:parent-style-name="Default">
      <ns1:text-properties ns1:use-window-font-color="true" ns1:text-outline="false" ns1:text-line-through-style="none" ns1:text-line-through-type="none" ns1:font-name="Liberation Serif" ns3:font-size="10pt" ns3:language="fr" ns3:country="FR" ns3:font-style="normal" ns3:text-shadow="none" ns1:text-underline-style="none" ns3:font-weight="normal" ns1:text-underline-mode="continuous" ns1:text-overline-mode="continuous" ns1:text-line-through-mode="continuous" ns1:font-name-asian="DejaVu Sans" ns1:font-size-asian="10pt" ns1:language-asian="zh" ns1:country-asian="CN" ns1:font-style-asian="normal" ns1:font-weight-asian="normal" ns1:font-name-complex="DejaVu Sans" ns1:font-size-complex="10pt" ns1:language-complex="hi" ns1:country-complex="IN" ns1:font-style-complex="normal" ns1:font-weight-complex="normal" ns1:text-emphasize="none" ns1:font-relief="none" ns1:text-overline-style="none" ns1:text-overline-color="font-color"/>
    </ns1:style>
    <ns1:style ns1:name="ce5" ns1:family="table-cell" ns1:parent-style-name="Default" ns1:data-style-name="N100">
      <ns1:table-cell-properties ns3:wrap-option="wrap"/>
      <ns1:text-properties ns1:use-window-font-color="true" ns1:text-outline="false" ns1:text-line-through-style="none" ns1:text-line-through-type="none" ns1:font-name="Liberation Serif" ns3:font-size="10pt" ns3:language="fr" ns3:country="FR" ns3:font-style="normal" ns3:text-shadow="none" ns1:text-underline-style="none" ns3:font-weight="normal" ns1:text-underline-mode="continuous" ns1:text-overline-mode="continuous" ns1:text-line-through-mode="continuous" ns1:font-name-asian="DejaVu Sans" ns1:font-size-asian="10pt" ns1:language-asian="zh" ns1:country-asian="CN" ns1:font-style-asian="normal" ns1:font-weight-asian="normal" ns1:font-name-complex="DejaVu Sans" ns1:font-size-complex="10pt" ns1:language-complex="hi" ns1:country-complex="IN" ns1:font-style-complex="normal" ns1:font-weight-complex="normal" ns1:text-emphasize="none" ns1:font-relief="none" ns1:text-overline-style="none" ns1:text-overline-color="font-color"/>
    </ns1:style>
    <ns1:style ns1:name="ce6" ns1:family="table-cell" ns1:parent-style-name="Default" ns1:data-style-name="N100">
      <ns1:table-cell-properties ns3:wrap-option="wrap"/>
      <ns1:text-properties ns1:use-window-font-color="true" ns1:text-outline="false" ns1:text-line-through-style="none" ns1:text-line-through-type="none" ns1:font-name="Liberation Serif" ns3:font-size="10pt" ns3:language="fr" ns3:country="FR" ns3:font-style="normal" ns3:text-shadow="none" ns1:text-underline-style="none" ns3:font-weight="bold" ns1:text-underline-mode="continuous" ns1:text-overline-mode="continuous" ns1:text-line-through-mode="continuous" ns1:font-name-asian="DejaVu Sans" ns1:font-size-asian="10pt" ns1:language-asian="zh" ns1:country-asian="CN" ns1:font-style-asian="normal" ns1:font-weight-asian="normal" ns1:font-name-complex="DejaVu Sans" ns1:font-size-complex="10pt" ns1:language-complex="hi" ns1:country-complex="IN" ns1:font-style-complex="normal" ns1:font-weight-complex="normal" ns1:text-emphasize="none" ns1:font-relief="none" ns1:text-overline-style="none" ns1:text-overline-color="font-color"/>
    </ns1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1" table:number-columns-repeated="6" table:default-cell-style-name="ce3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style-name="ce1" office:value-type="string" ns6:value-type="string">
            <text:p>Module</text:p>
          </table:table-cell>
          <table:table-cell table:style-name="ce1" office:value-type="string" ns6:value-type="string">
            <text:p>Pages</text:p>
          </table:table-cell>
          <table:table-cell table:style-name="ce1" office:value-type="string" ns6:value-type="string">
            <text:p>Description</text:p>
          </table:table-cell>
          <table:table-cell table:style-name="ce1" office:value-type="string" ns6:value-type="string">
            <text:p>Type</text:p>
          </table:table-cell>
          <table:table-cell table:style-name="ce1" office:value-type="string" ns6:value-type="string">
            <text:p>Qui ?</text:p>
          </table:table-cell>
          <table:table-cell table:style-name="ce1" office:value-type="string" ns6:value-type="string">
            <text:p>Estimation</text:p>
          </table:table-cell>
          <table:table-cell table:style-name="ce1" office:value-type="string" ns6:value-type="string">
            <text:p>Fait</text:p>
          </table:table-cell>
          <table:table-cell table:style-name="ce1" office:value-type="string" ns6:value-type="string">
            <text:p>Reste</text:p>
          </table:table-cell>
          <table:table-cell table:style-name="ce1" office:value-type="string" ns6:value-type="string">
            <text:p>État</text:p>
          </table:table-cell>
          <table:table-cell table:style-name="ce1" office:value-type="string" ns6:value-type="string">
            <text:p>%</text:p>
          </table:table-cell>
          <table:table-cell table:number-columns-repeated="2"/>
        </table:table-row>
        <table:table-row table:style-name="ro2">
          <table:table-cell office:value-type="string" ns6:value-type="string">
            <text:p>BDD</text:p>
          </table:table-cell>
          <table:table-cell office:value-type="string" ns6:value-type="string">
            <text:p>database.sql</text:p>
          </table:table-cell>
          <table:table-cell office:value-type="string" ns6:value-type="string">
            <text:p>Création tables</text:p>
          </table:table-cell>
          <table:table-cell office:value-type="string" ns6:value-type="string">
            <text:p>SQL</text:p>
          </table:table-cell>
          <table:table-cell office:value-type="string" ns6:value-type="string">
            <text:p>Jeriniaina</text:p>
          </table:table-cell>
          <table:table-cell table:number-columns-repeated="2" office:value-type="float" office:value="30" ns6:value-type="float">
            <text:p>30</text:p>
          </table:table-cell>
          <table:table-cell office:value-type="float" office:value="0" ns6:value-type="float">
            <text:p>0</text:p>
          </table:table-cell>
          <table:table-cell office:value-type="string" ns6:value-type="string">
            <text:p>Fini</text:p>
          </table:table-cell>
          <table:table-cell office:value-type="string" ns6:value-type="string">
            <text:p>100%</text:p>
          </table:table-cell>
          <table:table-cell table:number-columns-repeated="2"/>
        </table:table-row>
        <table:table-row table:style-name="ro2">
          <table:table-cell office:value-type="string" ns6:value-type="string">
            <text:p>Config</text:p>
          </table:table-cell>
          <table:table-cell office:value-type="string" ns6:value-type="string">
            <text:p>public/index.php</text:p>
          </table:table-cell>
          <table:table-cell office:value-type="string" ns6:value-type="string">
            <text:p>Setup FlightPHP</text:p>
          </table:table-cell>
          <table:table-cell office:value-type="string" ns6:value-type="string">
            <text:p>Back</text:p>
          </table:table-cell>
          <table:table-cell office:value-type="string" ns6:value-type="string">
            <text:p>Jeriniaina</text:p>
          </table:table-cell>
          <table:table-cell table:number-columns-repeated="2" office:value-type="float" office:value="15" ns6:value-type="float">
            <text:p>15</text:p>
          </table:table-cell>
          <table:table-cell office:value-type="float" office:value="0" ns6:value-type="float">
            <text:p>0</text:p>
          </table:table-cell>
          <table:table-cell office:value-type="string" ns6:value-type="string">
            <text:p>Fini</text:p>
          </table:table-cell>
          <table:table-cell office:value-type="string" ns6:value-type="string">
            <text:p>100%</text:p>
          </table:table-cell>
          <table:table-cell table:number-columns-repeated="2"/>
        </table:table-row>
        <table:table-row table:style-name="ro3">
          <table:table-cell office:value-type="string" ns6:value-type="string">
            <text:p>Zones</text:p>
          </table:table-cell>
          <table:table-cell office:value-type="string" ns6:value-type="string">
            <text:p>app/views/villes/index.php, app/views/villes/form.php</text:p>
          </table:table-cell>
          <table:table-cell office:value-type="string" ns6:value-type="string">
            <text:p>Gestion Villes</text:p>
          </table:table-cell>
          <table:table-cell office:value-type="string" ns6:value-type="string">
            <text:p>Full</text:p>
          </table:table-cell>
          <table:table-cell office:value-type="string" ns6:value-type="string">
            <text:p>Mirindra</text:p>
          </table:table-cell>
          <table:table-cell table:number-columns-repeated="2" office:value-type="float" office:value="45" ns6:value-type="float">
            <text:p>45</text:p>
          </table:table-cell>
          <table:table-cell office:value-type="float" office:value="0" ns6:value-type="float">
            <text:p>0</text:p>
          </table:table-cell>
          <table:table-cell office:value-type="string" ns6:value-type="string">
            <text:p>Fini</text:p>
          </table:table-cell>
          <table:table-cell office:value-type="string" ns6:value-type="string">
            <text:p>100%</text:p>
          </table:table-cell>
          <table:table-cell table:number-columns-repeated="2"/>
        </table:table-row>
        <table:table-row table:style-name="ro3">
          <table:table-cell office:value-type="string" ns6:value-type="string">
            <text:p>Types</text:p>
          </table:table-cell>
          <table:table-cell office:value-type="string" ns6:value-type="string">
            <text:p>app/views/types/index.php, app/views/types/form.php</text:p>
          </table:table-cell>
          <table:table-cell office:value-type="string" ns6:value-type="string">
            <text:p>Gestion Catégories</text:p>
          </table:table-cell>
          <table:table-cell office:value-type="string" ns6:value-type="string">
            <text:p>Full</text:p>
          </table:table-cell>
          <table:table-cell office:value-type="string" ns6:value-type="string">
            <text:p>Mirindra</text:p>
          </table:table-cell>
          <table:table-cell table:number-columns-repeated="2" office:value-type="float" office:value="30" ns6:value-type="float">
            <text:p>30</text:p>
          </table:table-cell>
          <table:table-cell office:value-type="float" office:value="0" ns6:value-type="float">
            <text:p>0</text:p>
          </table:table-cell>
          <table:table-cell office:value-type="string" ns6:value-type="string">
            <text:p>Fini</text:p>
          </table:table-cell>
          <table:table-cell office:value-type="string" ns6:value-type="string">
            <text:p>100%</text:p>
          </table:table-cell>
          <table:table-cell table:number-columns-repeated="2"/>
        </table:table-row>
        <table:table-row table:style-name="ro4">
          <table:table-cell office:value-type="string" ns6:value-type="string">
            <text:p>Besoins</text:p>
          </table:table-cell>
          <table:table-cell office:value-type="string" ns6:value-type="string">
            <text:p>app/views/besoins/index.php, app/views/besoins/form.php</text:p>
          </table:table-cell>
          <table:table-cell office:value-type="string" ns6:value-type="string">
            <text:p>Ajout besoins</text:p>
          </table:table-cell>
          <table:table-cell office:value-type="string" ns6:value-type="string">
            <text:p>Full</text:p>
          </table:table-cell>
          <table:table-cell office:value-type="string" ns6:value-type="string">
            <text:p>Mirindra</text:p>
          </table:table-cell>
          <table:table-cell office:value-type="float" office:value="45" ns6:value-type="float">
            <text:p>45</text:p>
          </table:table-cell>
          <table:table-cell office:value-type="float" office:value="40" ns6:value-type="float">
            <text:p>40</text:p>
          </table:table-cell>
          <table:table-cell office:value-type="float" office:value="5" ns6:value-type="float">
            <text:p>5</text:p>
          </table:table-cell>
          <table:table-cell office:value-type="string" ns6:value-type="string">
            <text:p>Test</text:p>
          </table:table-cell>
          <table:table-cell office:value-type="string" ns6:value-type="string">
            <text:p>90%</text:p>
          </table:table-cell>
          <table:table-cell/>
          <table:table-cell office:value-type="string" ns6:value-type="string">
            <text:p>´</text:p>
          </table:table-cell>
        </table:table-row>
        <table:table-row table:style-name="ro3">
          <table:table-cell office:value-type="string" ns6:value-type="string">
            <text:p>Dons</text:p>
          </table:table-cell>
          <table:table-cell office:value-type="string" ns6:value-type="string">
            <text:p>app/views/dons/index.php, app/views/dons/form.php</text:p>
          </table:table-cell>
          <table:table-cell office:value-type="string" ns6:value-type="string">
            <text:p>Ajout dons</text:p>
          </table:table-cell>
          <table:table-cell office:value-type="string" ns6:value-type="string">
            <text:p>Full</text:p>
          </table:table-cell>
          <table:table-cell office:value-type="string" ns6:value-type="string">
            <text:p>Mirado</text:p>
          </table:table-cell>
          <table:table-cell office:value-type="float" office:value="60" ns6:value-type="float">
            <text:p>60</text:p>
          </table:table-cell>
          <table:table-cell office:value-type="float" office:value="45" ns6:value-type="float">
            <text:p>45</text:p>
          </table:table-cell>
          <table:table-cell office:value-type="float" office:value="15" ns6:value-type="float">
            <text:p>15</text:p>
          </table:table-cell>
          <table:table-cell office:value-type="string" ns6:value-type="string">
            <text:p>Cours</text:p>
          </table:table-cell>
          <table:table-cell office:value-type="string" ns6:value-type="string">
            <text:p>75%</text:p>
          </table:table-cell>
          <table:table-cell table:number-columns-repeated="2"/>
        </table:table-row>
        <table:table-row table:style-name="ro5">
          <table:table-cell office:value-type="string" ns6:value-type="string">
            <text:p>Algo</text:p>
          </table:table-cell>
          <table:table-cell office:value-type="string" ns6:value-type="string">
            <text:p>app/logic/DispatchLogic.php</text:p>
          </table:table-cell>
          <table:table-cell office:value-type="string" ns6:value-type="string">
            <text:p>Calcul Dispatch</text:p>
          </table:table-cell>
          <table:table-cell office:value-type="string" ns6:value-type="string">
            <text:p>Back</text:p>
          </table:table-cell>
          <table:table-cell office:value-type="string" ns6:value-type="string">
            <text:p>Jeriniaina</text:p>
          </table:table-cell>
          <table:table-cell office:value-type="float" office:value="60" ns6:value-type="float">
            <text:p>60</text:p>
          </table:table-cell>
          <table:table-cell office:value-type="float" office:value="55" ns6:value-type="float">
            <text:p>55</text:p>
          </table:table-cell>
          <table:table-cell office:value-type="float" office:value="5" ns6:value-type="float">
            <text:p>5</text:p>
          </table:table-cell>
          <table:table-cell office:value-type="string" ns6:value-type="string">
            <text:p>Fin</text:p>
          </table:table-cell>
          <table:table-cell office:value-type="string" ns6:value-type="string">
            <text:p>90%</text:p>
          </table:table-cell>
          <table:table-cell table:number-columns-repeated="2"/>
        </table:table-row>
        <table:table-row table:style-name="ro5">
          <table:table-cell office:value-type="string" ns6:value-type="string">
            <text:p>Dispatch</text:p>
          </table:table-cell>
          <table:table-cell office:value-type="string" ns6:value-type="string">
            <text:p>app/views/dispatch/index.php</text:p>
          </table:table-cell>
          <table:table-cell office:value-type="string" ns6:value-type="string">
            <text:p>Visu résultats</text:p>
          </table:table-cell>
          <table:table-cell office:value-type="string" ns6:value-type="string">
            <text:p>Front</text:p>
          </table:table-cell>
          <table:table-cell office:value-type="string" ns6:value-type="string">
            <text:p>Mirado</text:p>
          </table:table-cell>
          <table:table-cell office:value-type="float" office:value="45" ns6:value-type="float">
            <text:p>45</text:p>
          </table:table-cell>
          <table:table-cell office:value-type="float" office:value="20" ns6:value-type="float">
            <text:p>20</text:p>
          </table:table-cell>
          <table:table-cell office:value-type="float" office:value="25" ns6:value-type="float">
            <text:p>25</text:p>
          </table:table-cell>
          <table:table-cell office:value-type="string" ns6:value-type="string">
            <text:p>Cours</text:p>
          </table:table-cell>
          <table:table-cell office:value-type="string" ns6:value-type="string">
            <text:p>50%</text:p>
          </table:table-cell>
          <table:table-cell table:number-columns-repeated="2"/>
        </table:table-row>
        <table:table-row table:style-name="ro2">
          <table:table-cell office:value-type="string" ns6:value-type="string">
            <text:p>Dash</text:p>
          </table:table-cell>
          <table:table-cell office:value-type="string" ns6:value-type="string">
            <text:p>app/views/dashboard.php</text:p>
          </table:table-cell>
          <table:table-cell office:value-type="string" ns6:value-type="string">
            <text:p>Stats &amp; Stocks</text:p>
          </table:table-cell>
          <table:table-cell office:value-type="string" ns6:value-type="string">
            <text:p>Front</text:p>
          </table:table-cell>
          <table:table-cell office:value-type="string" ns6:value-type="string">
            <text:p>Mirado</text:p>
          </table:table-cell>
          <table:table-cell office:value-type="float" office:value="45" ns6:value-type="float">
            <text:p>45</text:p>
          </table:table-cell>
          <table:table-cell office:value-type="float" office:value="15" ns6:value-type="float">
            <text:p>15</text:p>
          </table:table-cell>
          <table:table-cell office:value-type="float" office:value="30" ns6:value-type="float">
            <text:p>30</text:p>
          </table:table-cell>
          <table:table-cell office:value-type="string" ns6:value-type="string">
            <text:p>Début</text:p>
          </table:table-cell>
          <table:table-cell office:value-type="string" ns6:value-type="string">
            <text:p>30%</text:p>
          </table:table-cell>
          <table:table-cell table:number-columns-repeated="2"/>
        </table:table-row>
        <table:table-row table:style-name="ro5">
          <table:table-cell office:value-type="string" ns6:value-type="string">
            <text:p>Design</text:p>
          </table:table-cell>
          <table:table-cell office:value-type="string" ns6:value-type="string">
            <text:p>assets/css/app.css, assets/css/theme.css</text:p>
          </table:table-cell>
          <table:table-cell office:value-type="string" ns6:value-type="string">
            <text:p>UI Bootstrap</text:p>
          </table:table-cell>
          <table:table-cell office:value-type="string" ns6:value-type="string">
            <text:p>Design</text:p>
          </table:table-cell>
          <table:table-cell office:value-type="string" ns6:value-type="string">
            <text:p>Mirindra</text:p>
          </table:table-cell>
          <table:table-cell office:value-type="float" office:value="1" ns6:value-type="float">
            <text:p>1</text:p>
          </table:table-cell>
          <table:table-cell office:value-type="float" office:value="25" ns6:value-type="float">
            <text:p>25</text:p>
          </table:table-cell>
          <table:table-cell office:value-type="float" office:value="35" ns6:value-type="float">
            <text:p>35</text:p>
          </table:table-cell>
          <table:table-cell office:value-type="string" ns6:value-type="string">
            <text:p>Cours</text:p>
          </table:table-cell>
          <table:table-cell office:value-type="string" ns6:value-type="string">
            <text:p>40%</text:p>
          </table:table-cell>
          <table:table-cell table:number-columns-repeated="2"/>
        </table:table-row>
        <table:table-row table:style-name="ro2">
          <table:table-cell office:value-type="string" ns6:value-type="string">
            <text:p>Déploiement</text:p>
          </table:table-cell>
          <table:table-cell office:value-type="string" ns6:value-type="string">
            <text:p>Scripts, serveur</text:p>
          </table:table-cell>
          <table:table-cell office:value-type="string" ns6:value-type="string">
            <text:p>Mise en production</text:p>
          </table:table-cell>
          <table:table-cell office:value-type="string" ns6:value-type="string">
            <text:p>Infra</text:p>
          </table:table-cell>
          <table:table-cell office:value-type="string" ns6:value-type="string">
            <text:p>Jeriniaina</text:p>
          </table:table-cell>
          <table:table-cell office:value-type="float" office:value="15" ns6:value-type="float">
            <text:p>15</text:p>
          </table:table-cell>
          <table:table-cell office:value-type="float" office:value="0" ns6:value-type="float">
            <text:p>0</text:p>
          </table:table-cell>
          <table:table-cell office:value-type="float" office:value="15" ns6:value-type="float">
            <text:p>15</text:p>
          </table:table-cell>
          <table:table-cell office:value-type="string" ns6:value-type="string">
            <text:p>A faire</text:p>
          </table:table-cell>
          <table:table-cell office:value-type="string" ns6:value-type="string">
            <text:p>0%</text:p>
          </table:table-cell>
          <table:table-cell table:number-columns-repeated="2"/>
        </table:table-row>
        <table:table-row table:style-name="ro1">
          <table:table-cell/>
          <table:table-cell table:style-name="ce4" table:number-columns-repeated="4"/>
          <table:table-cell table:style-name="ce2" table:number-columns-repeated="3"/>
          <table:table-cell table:style-name="ce4"/>
          <table:table-cell table:style-name="ce6"/>
          <table:table-cell table:number-columns-repeated="2"/>
        </table:table-row>
        <table:table-row table:style-name="ro1">
          <table:table-cell table:style-name="Default" table:number-columns-repeated="10"/>
          <table:table-cell office:value-type="string" ns6:value-type="string">
            <text:p/>
          </table:table-cell>
          <table:table-cell/>
        </table:table-row>
        <table:table-row table:style-name="ro1">
          <table:table-cell table:style-name="ce8" office:value-type="string" ns6:value-type="string">
            <text:p>v2</text:p>
          </table:table-cell>
          <table:table-cell table:style-name="ce8" table:number-columns-repeated="9"/>
          <table:table-cell office:value-type="string" ns6:value-type="string">
            <text:p/>
          </table:table-cell>
          <table:table-cell/>
        </table:table-row>
        <table:table-row table:style-name="ro1">
          <table:table-cell table:style-name="ce8" office:value-type="string" ns6:value-type="string">
            <text:p>v3</text:p>
          </table:table-cell>
          <table:table-cell table:style-name="ce8" table:number-columns-repeated="9"/>
          <table:table-cell office:value-type="string" ns6:value-type="string">
            <text:p/>
          </table:table-cell>
          <table:table-cell/>
        </table:table-row>
        <table:table-row table:style-name="ro5">
          <table:table-cell office:value-type="string" ns6:value-type="string">
            <text:p>page pas touche</text:p>
          </table:table-cell>
          <table:table-cell office:value-type="string" ns6:value-type="string">
            <text:p>app/logic/DispatchLogic.php</text:p>
          </table:table-cell>
          <table:table-cell office:value-type="string" ns6:value-type="string">
            <text:p>Dispatch - algorithme &amp; optimisation</text:p>
          </table:table-cell>
          <table:table-cell office:value-type="string" ns6:value-type="string">
            <text:p>Back</text:p>
          </table:table-cell>
          <table:table-cell office:value-type="string" ns6:value-type="string">
            <text:p>Jeriniaina</text:p>
          </table:table-cell>
          <table:table-cell office:value-type="string" ns6:value-type="string">
            <text:p>60</text:p>
          </table:table-cell>
          <table:table-cell office:value-type="string" ns6:value-type="string">
            <text:p>0</text:p>
          </table:table-cell>
          <table:table-cell office:value-type="string" ns6:value-type="string">
            <text:p>60</text:p>
          </table:table-cell>
          <table:table-cell office:value-type="string" ns6:value-type="string">
            <text:p>A faire</text:p>
          </table:table-cell>
          <table:table-cell office:value-type="string" ns6:value-type="string">
            <text:p>0%</text:p>
          </table:table-cell>
          <table:table-cell office:value-type="string" ns6:value-type="string">
            <text:p/>
          </table:table-cell>
          <table:table-cell/>
        </table:table-row>
        <table:table-row table:style-name="ro5">
          <table:table-cell office:value-type="string" ns6:value-type="string">
            <text:p>page pas touche</text:p>
          </table:table-cell>
          <table:table-cell office:value-type="string" ns6:value-type="string">
            <text:p>app/controllers/DispatchController.php</text:p>
          </table:table-cell>
          <table:table-cell office:value-type="string" ns6:value-type="string">
            <text:p>API endpoints &amp; intégration DB</text:p>
          </table:table-cell>
          <table:table-cell office:value-type="string" ns6:value-type="string">
            <text:p>Back</text:p>
          </table:table-cell>
          <table:table-cell office:value-type="string" ns6:value-type="string">
            <text:p>Jeriniaina</text:p>
          </table:table-cell>
          <table:table-cell office:value-type="string" ns6:value-type="string">
            <text:p>30</text:p>
          </table:table-cell>
          <table:table-cell office:value-type="string" ns6:value-type="string">
            <text:p>0</text:p>
          </table:table-cell>
          <table:table-cell office:value-type="string" ns6:value-type="string">
            <text:p>30</text:p>
          </table:table-cell>
          <table:table-cell office:value-type="string" ns6:value-type="string">
            <text:p>A faire</text:p>
          </table:table-cell>
          <table:table-cell office:value-type="string" ns6:value-type="string">
            <text:p>0%</text:p>
          </table:table-cell>
          <table:table-cell office:value-type="string" ns6:value-type="string">
            <text:p/>
          </table:table-cell>
          <table:table-cell/>
        </table:table-row>
        <table:table-row table:style-name="ro2">
          <table:table-cell office:value-type="string" ns6:value-type="string">
            <text:p>page pas touche</text:p>
          </table:table-cell>
          <table:table-cell office:value-type="string" ns6:value-type="string">
            <text:p>tests/dispatch_tests.php</text:p>
          </table:table-cell>
          <table:table-cell office:value-type="string" ns6:value-type="string">
            <text:p>Tests unitaires &amp; validation</text:p>
          </table:table-cell>
          <table:table-cell office:value-type="string" ns6:value-type="string">
            <text:p>Test</text:p>
          </table:table-cell>
          <table:table-cell office:value-type="string" ns6:value-type="string">
            <text:p>Jeriniaina</text:p>
          </table:table-cell>
          <table:table-cell office:value-type="string" ns6:value-type="string">
            <text:p>30</text:p>
          </table:table-cell>
          <table:table-cell office:value-type="string" ns6:value-type="string">
            <text:p>0</text:p>
          </table:table-cell>
          <table:table-cell office:value-type="string" ns6:value-type="string">
            <text:p>30</text:p>
          </table:table-cell>
          <table:table-cell office:value-type="string" ns6:value-type="string">
            <text:p>A faire</text:p>
          </table:table-cell>
          <table:table-cell office:value-type="string" ns6:value-type="string">
            <text:p>0%</text:p>
          </table:table-cell>
          <table:table-cell office:value-type="string" ns6:value-type="string">
            <text:p/>
          </table:table-cell>
          <table:table-cell/>
        </table:table-row>
        <table:table-row table:style-name="ro3">
          <table:table-cell office:value-type="string" ns6:value-type="string">
            <text:p>page pas touche</text:p>
          </table:table-cell>
          <table:table-cell office:value-type="string" ns6:value-type="string">
            <text:p>app/views/besoins/form.php, app/views/dons/form.php</text:p>
          </table:table-cell>
          <table:table-cell office:value-type="string" ns6:value-type="string">
            <text:p>Forms &amp; templates (affichage des pages)</text:p>
          </table:table-cell>
          <table:table-cell office:value-type="string" ns6:value-type="string">
            <text:p>Front</text:p>
          </table:table-cell>
          <table:table-cell office:value-type="string" ns6:value-type="string">
            <text:p>Mirindra</text:p>
          </table:table-cell>
          <table:table-cell office:value-type="string" ns6:value-type="string">
            <text:p>30</text:p>
          </table:table-cell>
          <table:table-cell office:value-type="string" ns6:value-type="string">
            <text:p>0</text:p>
          </table:table-cell>
          <table:table-cell office:value-type="string" ns6:value-type="string">
            <text:p>30</text:p>
          </table:table-cell>
          <table:table-cell office:value-type="string" ns6:value-type="string">
            <text:p>A faire</text:p>
          </table:table-cell>
          <table:table-cell office:value-type="string" ns6:value-type="string">
            <text:p>0%</text:p>
          </table:table-cell>
          <table:table-cell office:value-type="string" ns6:value-type="string">
            <text:p/>
          </table:table-cell>
          <table:table-cell/>
        </table:table-row>
        <table:table-row table:style-name="ro5">
          <table:table-cell office:value-type="string" ns6:value-type="string">
            <text:p>page pas touche</text:p>
          </table:table-cell>
          <table:table-cell office:value-type="string" ns6:value-type="string">
            <text:p>assets/css/app.css, assets/css/theme.css</text:p>
          </table:table-cell>
          <table:table-cell office:value-type="string" ns6:value-type="string">
            <text:p>Styles &amp; corrections CSS</text:p>
          </table:table-cell>
          <table:table-cell office:value-type="string" ns6:value-type="string">
            <text:p>Design</text:p>
          </table:table-cell>
          <table:table-cell office:value-type="string" ns6:value-type="string">
            <text:p>Mirindra</text:p>
          </table:table-cell>
          <table:table-cell office:value-type="string" ns6:value-type="string">
            <text:p>15</text:p>
          </table:table-cell>
          <table:table-cell office:value-type="string" ns6:value-type="string">
            <text:p>0</text:p>
          </table:table-cell>
          <table:table-cell office:value-type="string" ns6:value-type="string">
            <text:p>15</text:p>
          </table:table-cell>
          <table:table-cell office:value-type="string" ns6:value-type="string">
            <text:p>A faire</text:p>
          </table:table-cell>
          <table:table-cell office:value-type="string" ns6:value-type="string">
            <text:p>0%</text:p>
          </table:table-cell>
          <table:table-cell office:value-type="string" ns6:value-type="string">
            <text:p/>
          </table:table-cell>
          <table:table-cell/>
        </table:table-row>
        <table:table-row table:style-name="ro3">
          <table:table-cell office:value-type="string" ns6:value-type="string">
            <text:p>page pas touche</text:p>
          </table:table-cell>
          <table:table-cell office:value-type="string" ns6:value-type="string">
            <text:p>app/views/layout/layout_header.php</text:p>
          </table:table-cell>
          <table:table-cell office:value-type="string" ns6:value-type="string">
            <text:p>Vérifications visuelles &amp; ajustements</text:p>
          </table:table-cell>
          <table:table-cell office:value-type="string" ns6:value-type="string">
            <text:p>Front</text:p>
          </table:table-cell>
          <table:table-cell office:value-type="string" ns6:value-type="string">
            <text:p>Mirindra</text:p>
          </table:table-cell>
          <table:table-cell office:value-type="string" ns6:value-type="string">
            <text:p>15</text:p>
          </table:table-cell>
          <table:table-cell office:value-type="string" ns6:value-type="string">
            <text:p>0</text:p>
          </table:table-cell>
          <table:table-cell office:value-type="string" ns6:value-type="string">
            <text:p>15</text:p>
          </table:table-cell>
          <table:table-cell office:value-type="string" ns6:value-type="string">
            <text:p>A faire</text:p>
          </table:table-cell>
          <table:table-cell office:value-type="string" ns6:value-type="string">
            <text:p>0%</text:p>
          </table:table-cell>
          <table:table-cell office:value-type="string" ns6:value-type="string">
            <text:p/>
          </table:table-cell>
          <table:table-cell/>
        </table:table-row>
        <table:table-row table:style-name="ro4">
          <table:table-cell office:value-type="string" ns6:value-type="string">
            <text:p>page pas touche</text:p>
          </table:table-cell>
          <table:table-cell office:value-type="string" ns6:value-type="string">
            <text:p>app/views/dispatch/index.php, app/views/dons/index.php</text:p>
          </table:table-cell>
          <table:table-cell office:value-type="string" ns6:value-type="string">
            <text:p>Affichage résultats &amp; templates</text:p>
          </table:table-cell>
          <table:table-cell office:value-type="string" ns6:value-type="string">
            <text:p>Front</text:p>
          </table:table-cell>
          <table:table-cell office:value-type="string" ns6:value-type="string">
            <text:p>Mirado</text:p>
          </table:table-cell>
          <table:table-cell office:value-type="string" ns6:value-type="string">
            <text:p>30</text:p>
          </table:table-cell>
          <table:table-cell office:value-type="string" ns6:value-type="string">
            <text:p>0</text:p>
          </table:table-cell>
          <table:table-cell office:value-type="string" ns6:value-type="string">
            <text:p>30</text:p>
          </table:table-cell>
          <table:table-cell office:value-type="string" ns6:value-type="string">
            <text:p>A faire</text:p>
          </table:table-cell>
          <table:table-cell office:value-type="string" ns6:value-type="string">
            <text:p>0%</text:p>
          </table:table-cell>
          <table:table-cell office:value-type="string" ns6:value-type="string">
            <text:p/>
          </table:table-cell>
          <table:table-cell/>
        </table:table-row>
        <table:table-row table:style-name="ro3">
          <table:table-cell office:value-type="string" ns6:value-type="string">
            <text:p>page pas touche</text:p>
          </table:table-cell>
          <table:table-cell office:value-type="string" ns6:value-type="string">
            <text:p>assets/js/custom.js, app/views/layout/footer.php</text:p>
          </table:table-cell>
          <table:table-cell office:value-type="string" ns6:value-type="string">
            <text:p>Intégration JS &amp; comportements</text:p>
          </table:table-cell>
          <table:table-cell office:value-type="string" ns6:value-type="string">
            <text:p>Front</text:p>
          </table:table-cell>
          <table:table-cell office:value-type="string" ns6:value-type="string">
            <text:p>Mirado</text:p>
          </table:table-cell>
          <table:table-cell office:value-type="string" ns6:value-type="string">
            <text:p>20</text:p>
          </table:table-cell>
          <table:table-cell office:value-type="string" ns6:value-type="string">
            <text:p>0</text:p>
          </table:table-cell>
          <table:table-cell office:value-type="string" ns6:value-type="string">
            <text:p>20</text:p>
          </table:table-cell>
          <table:table-cell office:value-type="string" ns6:value-type="string">
            <text:p>A faire</text:p>
          </table:table-cell>
          <table:table-cell office:value-type="string" ns6:value-type="string">
            <text:p>0%</text:p>
          </table:table-cell>
          <table:table-cell table:number-columns-repeated="2"/>
        </table:table-row>
        <table:table-row table:style-name="ro5">
          <table:table-cell office:value-type="string" ns6:value-type="string">
            <text:p>page pas touche</text:p>
          </table:table-cell>
          <table:table-cell office:value-type="string" ns6:value-type="string">
            <text:p>manual QA</text:p>
          </table:table-cell>
          <table:table-cell office:value-type="string" ns6:value-type="string">
            <text:p>Tests manuels &amp; corrections finales</text:p>
          </table:table-cell>
          <table:table-cell office:value-type="string" ns6:value-type="string">
            <text:p>Test</text:p>
          </table:table-cell>
          <table:table-cell office:value-type="string" ns6:value-type="string">
            <text:p>Mirado</text:p>
          </table:table-cell>
          <table:table-cell office:value-type="string" ns6:value-type="string">
            <text:p>10</text:p>
          </table:table-cell>
          <table:table-cell office:value-type="string" ns6:value-type="string">
            <text:p>0</text:p>
          </table:table-cell>
          <table:table-cell office:value-type="string" ns6:value-type="string">
            <text:p>10</text:p>
          </table:table-cell>
          <table:table-cell office:value-type="string" ns6:value-type="string">
            <text:p>A faire</text:p>
          </table:table-cell>
          <table:table-cell office:value-type="string" ns6:value-type="string">
            <text:p>0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 style:data-style-name="N2" text:time-value="10:24:27.8319041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16:15:25.998493985</meta:creation-date>
    <dc:date>2026-02-17T10:26:51.701381432</dc:date>
    <meta:editing-duration>PT1H8M11S</meta:editing-duration>
    <meta:editing-cycles>4</meta:editing-cycles>
    <meta:generator>LibreOffice/24.8.4.2$Linux_X86_64 LibreOffice_project/bb3cfa12c7b1bf994ecc5649a80400d06cd71002</meta:generator>
    <meta:document-statistic meta:table-count="1" meta:cell-count="221" meta:object-count="0"/>
  </office:meta>
</office:document-meta>
</file>